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</office:automatic-styles>
  <office:body>
    <office:text text:use-soft-page-breaks="true">
      <text:p text:style-name="P1">SCENARIOS</text:p>
      <text:p text:style-name="P2"/>
      <text:p text:style-name="Standard">Client :</text:p>
      <text:p text:style-name="Standard"/>
      <text:p text:style-name="Standard">Je vois l'ensemble des catégories.</text:p>
      <text:p text:style-name="Standard"/>
      <text:p text:style-name="Standard">Je choisi une catégorie<text:s/>en cliquant dessus</text:p>
      <text:p text:style-name="Standard"/>
      <text:p text:style-name="Standard">Je vois les produits de la catégorie sélectionné.</text:p>
      <text:p text:style-name="Standard"/>
      <text:p text:style-name="Standard">Je peux ajouter au panier avec une quantité ou afficher le détail d'un<text:s/>produit<text:s/>en cliquant dessus.</text:p>
      <text:p text:style-name="Standard"/>
      <text:p text:style-name="Standard">Si j'ai choisi d'afficher le détail<text:s/>j'accède à<text:s/>des informations supplémentaires<text:s/>concernant le produit et je peux l'ajouter au panier avec une quantité.</text:p>
      <text:p text:style-name="Standard"/>
      <text:p text:style-name="Standard">Je peux voir mon panier et le modifier et valider la commande</text:p>
      <text:p text:style-name="Standard"/>
      <text:p text:style-name="Standard">Producteur :</text:p>
      <text:p text:style-name="Standard"/>
      <text:p text:style-name="Standard">Je me connecte.<text:s/></text:p>
      <text:p text:style-name="Standard"/>
      <text:p text:style-name="Standard">Je vois la liste des commandes dans lesquelles mes produits sont présents.</text:p>
      <text:p text:style-name="Standard"/>
      <text:p text:style-name="Standard">Je vois la liste de mes produits.<text:s/></text:p>
      <text:p text:style-name="Standard"/>
      <text:p text:style-name="Standard">Gérant :</text:p>
      <text:p text:style-name="Standard"/>
      <text:p text:style-name="Standard">Je me connecte.</text:p>
      <text:p text:style-name="Standard"/>
      <text:p text:style-name="Standard">Je vois la liste des commandes : nom du client – montant</text:p>
      <text:p text:style-name="Standard"/>
      <text:p text:style-name="Standard">Je sélectionne une commande</text:p>
      <text:p text:style-name="Standard"/>
      <text:p text:style-name="Standard">Je vois le détail d'une commande : coordonnées du client, montant total, liste des produits classés par producteur</text:p>
      <text:p text:style-name="Standard"/>
      <text:p text:style-name="Standard">J’enregistre le paiement et la livraison d'une commande</text:p>
      <text:p text:style-name="Standard"/>
      <text:p text:style-name="Standard">Je voit le tableau de bord avec le nombre de clients, de commande, le chiffre d'affaire global et le chiffre d'affaire par producteu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thibault amagat</meta:initial-creator>
    <dc:creator>Thibault AMAGAT</dc:creator>
    <meta:creation-date>2021-11-02T11:05:00Z</meta:creation-date>
    <dc:date>2021-11-02T13:11:00Z</dc:date>
    <meta:template xlink:href="Normal.dotm" xlink:type="simple"/>
    <meta:editing-cycles>6</meta:editing-cycles>
    <meta:editing-duration>PT540S</meta:editing-duration>
    <meta:document-statistic meta:page-count="1" meta:paragraph-count="2" meta:word-count="158" meta:character-count="1031" meta:row-count="7" meta:non-whitespace-character-count="875"/>
  </office:meta>
</office:document-meta>
</file>